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246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9" style:family="graphic" style:parent-style-name="standard">
      <style:graphic-properties draw:stroke="none" draw:fill="none" fo:min-height="0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77cm"/>
    </style:style>
    <style:style style:name="gr11" style:family="graphic" style:parent-style-name="standard">
      <style:graphic-properties draw:stroke="none" draw:fill="none" fo:min-he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7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58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3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 fo:min-height="0.24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cm" svg:height="1cm" svg:x="5.2cm" svg:y="5.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CodigoCliente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RazonSocial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6.201cm" svg:y="2.501cm">
          <draw:text-box>
            <text:p><text:span text:style-name="T1">Nif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6.701cm" svg:y="2.959cm">
          <draw:text-box>
            <text:p><text:span text:style-name="T1">Direccion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Localidad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Provinci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CodigoPostal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Telefono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Subcuentaiva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7.702cm" svg:y="7.7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401cm" svg:y="5.7cm">
          <draw:text-box>
            <text:p><text:span text:style-name="T1">Email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1cm" svg:height="0.947cm" svg:x="1.2cm" svg:y="7cm">
          <draw:text-box>
            <text:p><text:span text:style-name="T1">Enviofacturaemail</text:span></text:p>
          </draw:text-box>
        </draw:frame>
        <draw:line draw:style-name="gr3" draw:text-style-name="P4" draw:layer="layout" svg:x1="5.2cm" svg:y1="6.8cm" svg:x2="4.2cm" svg:y2="6.8cm">
          <text:p/>
        </draw:line>
        <draw:custom-shape draw:style-name="gr1" draw:text-style-name="P6" draw:layer="layout" svg:width="2.6cm" svg:height="1cm" svg:x="13.9cm" svg:y="5.8cm">
          <text:p text:style-name="P1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4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14.501cm" svg:y="2.201cm">
          <draw:text-box>
            <text:p><text:span text:style-name="T1">CodigoVendedor</text:span></text:p>
          </draw:text-box>
        </draw:frame>
        <draw:custom-shape draw:style-name="gr5" draw:text-style-name="P2" draw:layer="layout" svg:width="0.6cm" svg:height="0.7cm" svg:x="14.7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1cm" svg:y="2.9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15.9cm" svg:y="3.9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1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16.6cm" svg:y="4.8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16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cm" svg:y1="2.9cm" svg:x2="14.3cm" svg:y2="5.8cm">
          <text:p/>
        </draw:line>
        <draw:line draw:style-name="gr3" draw:text-style-name="P4" draw:layer="layout" svg:x1="15cm" svg:y1="3.6cm" svg:x2="15cm" svg:y2="5.8cm">
          <text:p/>
        </draw:line>
        <draw:line draw:style-name="gr3" draw:text-style-name="P4" draw:layer="layout" svg:x1="15.7cm" svg:y1="5.8cm" svg:x2="15.7cm" svg:y2="4.6cm">
          <text:p/>
        </draw:line>
        <draw:line draw:style-name="gr3" draw:text-style-name="P4" draw:layer="layout" svg:x1="16.4cm" svg:y1="5.8cm" svg:x2="16.4cm" svg:y2="5.4cm">
          <text:p/>
        </draw:line>
        <draw:frame draw:style-name="gr9" draw:text-style-name="P7" draw:layer="layout" svg:width="2cm" svg:height="0.947cm" svg:x="14.4cm" svg:y="9.7cm">
          <draw:text-box>
            <text:p><text:span text:style-name="T1">Localidad</text:span></text:p>
          </draw:text-box>
        </draw:frame>
        <draw:line draw:style-name="gr3" draw:text-style-name="P4" draw:layer="layout" svg:x1="14.3cm" svg:y1="6.8cm" svg:x2="14.3cm" svg:y2="9.7cm">
          <text:p/>
        </draw:line>
        <draw:line draw:style-name="gr3" draw:text-style-name="P4" draw:layer="layout" svg:x1="15cm" svg:y1="6.8cm" svg:x2="15cm" svg:y2="9cm">
          <text:p/>
        </draw:line>
        <draw:custom-shape draw:style-name="gr5" draw:text-style-name="P2" draw:layer="layout" svg:width="0.6cm" svg:height="0.7cm" svg:x="14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5.1cm" svg:y="9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15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15.8cm" svg:y="8.1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1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6.5cm" svg:y="7.3cm">
          <draw:text-box>
            <text:p><text:span text:style-name="T1">Telefono</text:span></text:p>
          </draw:text-box>
        </draw:frame>
        <draw:line draw:style-name="gr3" draw:text-style-name="P4" draw:layer="layout" svg:x1="15.7cm" svg:y1="8.1cm" svg:x2="15.7cm" svg:y2="6.8cm">
          <text:p/>
        </draw:line>
        <draw:line draw:style-name="gr3" draw:text-style-name="P4" draw:layer="layout" svg:x1="16.4cm" svg:y1="6.8cm" svg:x2="16.4cm" svg:y2="7.3cm">
          <text:p/>
        </draw:line>
        <draw:frame draw:style-name="gr10" draw:text-style-name="P8" draw:layer="layout" svg:width="0.777cm" svg:height="0.798cm" svg:x="16.323cm" svg:y="6.6cm">
          <draw:text-box>
            <text:p><text:span text:style-name="T3">#</text:span></text:p>
          </draw:text-box>
        </draw:frame>
        <draw:custom-shape draw:style-name="gr1" draw:text-style-name="P9" draw:layer="layout" svg:width="2.6cm" svg:height="1cm" svg:x="4.8cm" svg:y="16.9cm">
          <text:p text:style-name="P1"><text:span text:style-name="T4">Prove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5.401cm" svg:y="13.301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5.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001cm" svg:y="14.002cm">
          <draw:text-box>
            <text:p><text:span text:style-name="T1">RazonSocial</text:span></text:p>
          </draw:text-box>
        </draw:frame>
        <draw:custom-shape draw:style-name="gr5" draw:text-style-name="P2" draw:layer="layout" svg:width="0.6cm" svg:height="0.7cm" svg:x="6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6.8cm" svg:y="15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4.9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7.5cm" svg:y="15.9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4cm" svg:x2="5.2cm" svg:y2="16.9cm">
          <text:p/>
        </draw:line>
        <draw:line draw:style-name="gr3" draw:text-style-name="P4" draw:layer="layout" svg:x1="5.9cm" svg:y1="14.7cm" svg:x2="5.9cm" svg:y2="16.9cm">
          <text:p/>
        </draw:line>
        <draw:line draw:style-name="gr3" draw:text-style-name="P4" draw:layer="layout" svg:x1="6.6cm" svg:y1="16.9cm" svg:x2="6.6cm" svg:y2="15.7cm">
          <text:p/>
        </draw:line>
        <draw:line draw:style-name="gr3" draw:text-style-name="P4" draw:layer="layout" svg:x1="7.3cm" svg:y1="16.9cm" svg:x2="7.3cm" svg:y2="16.5cm">
          <text:p/>
        </draw:line>
        <draw:frame draw:style-name="gr9" draw:text-style-name="P7" draw:layer="layout" svg:width="2cm" svg:height="0.947cm" svg:x="5.3cm" svg:y="20.8cm">
          <draw:text-box>
            <text:p><text:span text:style-name="T1">Localidad</text:span></text:p>
          </draw:text-box>
        </draw:frame>
        <draw:line draw:style-name="gr3" draw:text-style-name="P4" draw:layer="layout" svg:x1="5.2cm" svg:y1="17.9cm" svg:x2="5.2cm" svg:y2="20.8cm">
          <text:p/>
        </draw:line>
        <draw:line draw:style-name="gr3" draw:text-style-name="P4" draw:layer="layout" svg:x1="5.9cm" svg:y1="17.9cm" svg:x2="5.9cm" svg:y2="20.1cm">
          <text:p/>
        </draw:line>
        <draw:custom-shape draw:style-name="gr5" draw:text-style-name="P2" draw:layer="layout" svg:width="0.6cm" svg:height="0.7cm" svg:x="5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6cm" svg:y="20.1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6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6.7cm" svg:y="19.2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7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7.4cm" svg:y="18.4cm">
          <draw:text-box>
            <text:p><text:span text:style-name="T1">Telefono</text:span></text:p>
          </draw:text-box>
        </draw:frame>
        <draw:line draw:style-name="gr3" draw:text-style-name="P4" draw:layer="layout" svg:x1="6.6cm" svg:y1="19.2cm" svg:x2="6.6cm" svg:y2="17.9cm">
          <text:p/>
        </draw:line>
        <draw:line draw:style-name="gr3" draw:text-style-name="P4" draw:layer="layout" svg:x1="7.3cm" svg:y1="17.9cm" svg:x2="7.3cm" svg:y2="18.4cm">
          <text:p/>
        </draw:line>
        <draw:frame draw:style-name="gr10" draw:text-style-name="P8" draw:layer="layout" svg:width="0.777cm" svg:height="0.798cm" svg:x="7.223cm" svg:y="17.7cm">
          <draw:text-box>
            <text:p><text:span text:style-name="T3">#</text:span></text:p>
          </draw:text-box>
        </draw:frame>
        <draw:custom-shape draw:style-name="gr5" draw:text-style-name="P2" draw:layer="layout" svg:width="0.6cm" svg:height="0.7cm" svg:x="3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8cm" svg:y1="16.9cm" svg:x2="4cm" svg:y2="16.5cm">
          <text:p/>
        </draw:line>
        <draw:frame draw:style-name="gr11" draw:text-style-name="P7" draw:layer="layout" svg:width="1.09cm" svg:height="0.6cm" svg:x="2.488cm" svg:y="15.979cm">
          <draw:text-box>
            <text:p><text:span text:style-name="T1">Fax</text:span></text:p>
          </draw:text-box>
        </draw:frame>
        <draw:line draw:style-name="gr3" draw:text-style-name="P4" draw:layer="layout" svg:x1="4.8cm" svg:y1="17.9cm" svg:x2="4cm" svg:y2="17.9cm">
          <text:p/>
        </draw:line>
        <draw:frame draw:style-name="gr12" draw:text-style-name="P5" draw:layer="layout" svg:width="1.264cm" svg:height="0.599cm" svg:x="2.3cm" svg:y="17.5cm">
          <draw:text-box>
            <text:p><text:span text:style-name="T1">email</text:span></text:p>
          </draw:text-box>
        </draw:frame>
        <draw:custom-shape draw:style-name="gr5" draw:text-style-name="P2" draw:layer="layout" svg:width="0.6cm" svg:height="0.7cm" svg:x="4.001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086cm" svg:height="0.599cm" svg:x="3.601cm" svg:y="19.301cm">
          <draw:text-box>
            <text:p><text:span text:style-name="T1">web</text:span></text:p>
          </draw:text-box>
        </draw:frame>
        <draw:line draw:style-name="gr3" draw:text-style-name="P4" draw:layer="layout" svg:x1="5.1cm" svg:y1="17.9cm" svg:x2="4.5cm" svg:y2="18.7cm">
          <text:p/>
        </draw:line>
        <draw:custom-shape draw:style-name="gr14" draw:text-style-name="P2" draw:layer="layout" svg:width="2.8cm" svg:height="1.2cm" svg:x="14.3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4.4cm" svg:y="17cm">
          <text:p text:style-name="P1"><text:span text:style-name="T4">Comerc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7cm" svg:x="14.4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14.901cm" svg:y="13.302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15.1cm" svg:y="1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501cm" svg:y="14.003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8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16.3cm" svg:y="15.001cm">
          <draw:text-box>
            <text:p><text:span text:style-name="T1">Telefono</text:span></text:p>
          </draw:text-box>
        </draw:frame>
        <draw:custom-shape draw:style-name="gr5" draw:text-style-name="P2" draw:layer="layout" svg:width="0.6cm" svg:height="0.7cm" svg:x="16.5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7cm" svg:y1="14cm" svg:x2="14.7cm" svg:y2="16.9cm">
          <text:p/>
        </draw:line>
        <draw:line draw:style-name="gr3" draw:text-style-name="P4" draw:layer="layout" svg:x1="15.4cm" svg:y1="14.7cm" svg:x2="15.4cm" svg:y2="16.9cm">
          <text:p/>
        </draw:line>
        <draw:line draw:style-name="gr3" draw:text-style-name="P4" draw:layer="layout" svg:x1="16.1cm" svg:y1="16.9cm" svg:x2="16.1cm" svg:y2="15.7cm">
          <text:p/>
        </draw:line>
        <draw:line draw:style-name="gr3" draw:text-style-name="P4" draw:layer="layout" svg:x1="16.8cm" svg:y1="16.9cm" svg:x2="16.8cm" svg:y2="16.5cm">
          <text:p/>
        </draw:line>
        <draw:frame draw:style-name="gr12" draw:text-style-name="P5" draw:layer="layout" svg:width="1.264cm" svg:height="0.599cm" svg:x="16.9cm" svg:y="15.901cm">
          <draw:text-box>
            <text:p><text:span text:style-name="T1">email</text:span></text:p>
          </draw:text-box>
        </draw:frame>
        <draw:custom-shape draw:style-name="gr1" draw:text-style-name="P11" draw:layer="layout" svg:width="2.6cm" svg:height="1cm" svg:x="4.4cm" svg:y="25.1cm">
          <text:p text:style-name="P1"><text:span text:style-name="T5">MateriaPri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5.501cm" svg:y="22.902cm">
          <draw:text-box>
            <text:p><text:span text:style-name="T1">CodigoMateriaPrima</text:span></text:p>
          </draw:text-box>
        </draw:frame>
        <draw:custom-shape draw:style-name="gr5" draw:text-style-name="P2" draw:layer="layout" svg:width="0.6cm" svg:height="0.7cm" svg:x="5.9cm" svg:y="2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301cm" svg:y="23.759cm">
          <draw:text-box>
            <text:p><text:span text:style-name="T1">Nombre</text:span></text:p>
          </draw:text-box>
        </draw:frame>
        <draw:line draw:style-name="gr3" draw:text-style-name="P4" draw:layer="layout" svg:x1="5.2cm" svg:y1="23.6cm" svg:x2="5.2cm" svg:y2="25.1cm">
          <text:p/>
        </draw:line>
        <draw:line draw:style-name="gr3" draw:text-style-name="P4" draw:layer="layout" svg:x1="6.2cm" svg:y1="24.5cm" svg:x2="6.2cm" svg:y2="25.1cm">
          <text:p/>
        </draw:line>
        <draw:custom-shape draw:style-name="gr1" draw:text-style-name="P12" draw:layer="layout" svg:width="2.6cm" svg:height="1cm" svg:x="13.4cm" svg:y="22cm">
          <text:p text:style-name="P1"><text:span text:style-name="T6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3.9cm" svg:y="1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14.501cm" svg:y="19.802cm">
          <draw:text-box>
            <text:p><text:span text:style-name="T1">CodigoArticulo</text:span></text:p>
          </draw:text-box>
        </draw:frame>
        <draw:custom-shape draw:style-name="gr5" draw:text-style-name="P2" draw:layer="layout" svg:width="0.6cm" svg:height="0.7cm" svg:x="14.9cm" svg:y="2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301cm" svg:y="20.659cm">
          <draw:text-box>
            <text:p><text:span text:style-name="T1">Nombre</text:span></text:p>
          </draw:text-box>
        </draw:frame>
        <draw:line draw:style-name="gr3" draw:text-style-name="P4" draw:layer="layout" svg:x1="14.2cm" svg:y1="20.5cm" svg:x2="14.2cm" svg:y2="22cm">
          <text:p/>
        </draw:line>
        <draw:line draw:style-name="gr3" draw:text-style-name="P4" draw:layer="layout" svg:x1="15.2cm" svg:y1="21.4cm" svg:x2="15.2cm" svg:y2="22cm">
          <text:p/>
        </draw:line>
        <draw:custom-shape draw:style-name="gr1" draw:text-style-name="P6" draw:layer="layout" svg:width="2.6cm" svg:height="1cm" svg:x="13cm" svg:y="25.7cm">
          <text:p text:style-name="P1"><text:span text:style-name="T2">Tipo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3.5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14.101cm" svg:y="23.5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4.5cm" svg:y="2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4.901cm" svg:y="24.359cm">
          <draw:text-box>
            <text:p><text:span text:style-name="T1">Iva</text:span></text:p>
          </draw:text-box>
        </draw:frame>
        <draw:line draw:style-name="gr3" draw:text-style-name="P4" draw:layer="layout" svg:x1="13.8cm" svg:y1="24.2cm" svg:x2="13.8cm" svg:y2="25.7cm">
          <text:p/>
        </draw:line>
        <draw:line draw:style-name="gr3" draw:text-style-name="P4" draw:layer="layout" svg:x1="14.8cm" svg:y1="25.1cm" svg:x2="14.8cm" svg:y2="25.7cm">
          <text:p/>
        </draw:line>
        <draw:custom-shape draw:style-name="gr5" draw:text-style-name="P2" draw:layer="layout" svg:width="0.6cm" svg:height="0.7cm" svg:x="16.001cm" svg:y="2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502cm" svg:y="25.96cm">
          <draw:text-box>
            <text:p><text:span text:style-name="T1">Recargo</text:span></text:p>
          </draw:text-box>
        </draw:frame>
        <draw:line draw:style-name="gr3" draw:text-style-name="P4" draw:layer="layout" svg:x1="16cm" svg:y1="26.3cm" svg:x2="15.6cm" svg:y2="26.3cm">
          <text:p/>
        </draw:line>
        <draw:custom-shape draw:style-name="gr5" draw:text-style-name="P2" draw:layer="layout" svg:width="0.6cm" svg:height="0.7cm" svg:x="3.5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954cm" svg:x="4.348cm" svg:y="9.546cm">
          <draw:text-box>
            <text:p><text:span text:style-name="T2">#</text:span></text:p>
          </draw:text-box>
        </draw:frame>
        <draw:frame draw:style-name="gr16" draw:text-style-name="P13" draw:layer="layout" svg:width="0.853cm" svg:height="0.954cm" svg:x="3.4cm" svg:y="8.3cm">
          <draw:text-box>
            <text:p><text:span text:style-name="T2">#</text:span></text:p>
          </draw:text-box>
        </draw:frame>
        <draw:line draw:style-name="gr3" draw:text-style-name="P4" draw:layer="layout" svg:x1="5.1cm" svg:y1="6.8cm" svg:x2="3.9cm" svg:y2="9.2cm">
          <text:p/>
        </draw:line>
        <draw:frame draw:style-name="gr11" draw:text-style-name="P7" draw:layer="layout" svg:width="1.09cm" svg:height="0.6cm" svg:x="2.488cm" svg:y="9.279cm">
          <draw:text-box>
            <text:p><text:span text:style-name="T1">Fax</text:span></text:p>
          </draw:text-box>
        </draw:frame>
        <draw:frame draw:style-name="gr10" draw:text-style-name="P8" draw:layer="layout" svg:width="0.777cm" svg:height="0.798cm" svg:x="3.924cm" svg:y="15.9cm">
          <draw:text-box>
            <text:p><text:span text:style-name="T3">#</text:span></text:p>
          </draw:text-box>
        </draw:frame>
      </draw:page>
      <draw:page draw:name="page2" draw:style-name="dp1" draw:master-page-name="Predeterminado">
        <draw:custom-shape draw:style-name="gr1" draw:text-style-name="P14" draw:layer="layout" svg:width="2.6cm" svg:height="1cm" svg:x="1.8cm" svg:y="3.798cm">
          <text:p text:style-name="P1"><text:span text:style-name="T7">FamiliaArti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2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3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7cm" svg:y="1.559cm">
          <draw:text-box>
            <text:p><text:span text:style-name="T1">Nombre</text:span></text:p>
          </draw:text-box>
        </draw:frame>
        <draw:line draw:style-name="gr3" draw:text-style-name="P4" draw:layer="layout" svg:x1="2.6cm" svg:y1="2.298cm" svg:x2="2.6cm" svg:y2="3.798cm">
          <text:p/>
        </draw:line>
        <draw:line draw:style-name="gr3" draw:text-style-name="P4" draw:layer="layout" svg:x1="3.6cm" svg:y1="3.198cm" svg:x2="3.6cm" svg:y2="3.798cm">
          <text:p/>
        </draw:line>
        <draw:frame draw:style-name="gr4" draw:text-style-name="P5" draw:layer="layout" svg:width="2.799cm" svg:height="0.641cm" svg:x="3.801cm" svg:y="2.459cm">
          <draw:text-box>
            <text:p><text:span text:style-name="T1">Recargo</text:span></text:p>
          </draw:text-box>
        </draw:frame>
        <draw:custom-shape draw:style-name="gr1" draw:text-style-name="P15" draw:layer="layout" svg:width="2.6cm" svg:height="1cm" svg:x="8.4cm" svg:y="3.798cm">
          <text:p text:style-name="P1"><text:span text:style-name="T8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599cm" svg:x="9.501cm" svg:y="1.6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9.9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0.301cm" svg:y="2.457cm">
          <draw:text-box>
            <text:p><text:span text:style-name="T1">Dias</text:span></text:p>
          </draw:text-box>
        </draw:frame>
        <draw:line draw:style-name="gr3" draw:text-style-name="P4" draw:layer="layout" svg:x1="9.2cm" svg:y1="2.298cm" svg:x2="9.2cm" svg:y2="3.798cm">
          <text:p/>
        </draw:line>
        <draw:line draw:style-name="gr3" draw:text-style-name="P4" draw:layer="layout" svg:x1="10.2cm" svg:y1="3.198cm" svg:x2="10.2cm" svg:y2="3.798cm">
          <text:p/>
        </draw:line>
        <draw:custom-shape draw:style-name="gr5" draw:text-style-name="P2" draw:layer="layout" svg:width="0.6cm" svg:height="0.7cm" svg:x="11.40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4.398cm" svg:x2="11cm" svg:y2="4.398cm">
          <text:p/>
        </draw:line>
        <draw:frame draw:style-name="gr4" draw:text-style-name="P5" draw:layer="layout" svg:width="2.799cm" svg:height="0.641cm" svg:x="11.901cm" svg:y="3.959cm">
          <draw:text-box>
            <text:p><text:span text:style-name="T1">Porcentaje</text:span></text:p>
          </draw:text-box>
        </draw:frame>
        <draw:custom-shape draw:style-name="gr1" draw:text-style-name="P6" draw:layer="layout" svg:width="2.6cm" svg:height="1cm" svg:x="15.8cm" svg:y="3.798cm">
          <text:p text:style-name="P1"><text:span text:style-name="T2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6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701cm" svg:y="1.6cm">
          <draw:text-box>
            <text:p><text:span text:style-name="T1">Nombre</text:span></text:p>
          </draw:text-box>
        </draw:frame>
        <draw:line draw:style-name="gr3" draw:text-style-name="P4" draw:layer="layout" svg:x1="16.6cm" svg:y1="2.298cm" svg:x2="16.6cm" svg:y2="3.798cm">
          <text:p/>
        </draw:line>
        <draw:custom-shape draw:style-name="gr1" draw:text-style-name="P2" draw:layer="layout" svg:width="2.6cm" svg:height="1cm" svg:x="3.8cm" svg:y="12.1cm">
          <text:p text:style-name="P1">Compr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3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8cm" svg:y1="16.8cm" svg:x2="3.8cm" svg:y2="13.1cm">
          <text:p/>
        </draw:line>
        <draw:frame draw:style-name="gr4" draw:text-style-name="P5" draw:layer="layout" svg:width="2.799cm" svg:height="0.641cm" svg:x="4.001cm" svg:y="7.7cm">
          <draw:text-box>
            <text:p><text:span text:style-name="T1">CodigoCompra</text:span></text:p>
          </draw:text-box>
        </draw:frame>
        <draw:custom-shape draw:style-name="gr5" draw:text-style-name="P2" draw:layer="layout" svg:width="0.6cm" svg:height="0.7cm" svg:x="4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599cm" svg:x="4.501cm" svg:y="8.301cm">
          <draw:text-box>
            <text:p><text:span text:style-name="T1">FechaRecepcion</text:span></text:p>
          </draw:text-box>
        </draw:frame>
        <draw:line draw:style-name="gr6" draw:text-style-name="P4" draw:layer="layout" svg:x1="4.3cm" svg:y1="9cm" svg:x2="4.3cm" svg:y2="12.1cm">
          <text:p/>
        </draw:line>
        <draw:custom-shape draw:style-name="gr5" draw:text-style-name="P2" draw:layer="layout" svg:width="0.6cm" svg:height="0.7cm" svg:x="4.4cm" svg:y="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4.801cm" svg:y="8.801cm">
          <draw:text-box>
            <text:p><text:span text:style-name="T1">Cantidad</text:span></text:p>
          </draw:text-box>
        </draw:frame>
        <draw:line draw:style-name="gr3" draw:text-style-name="P4" draw:layer="layout" svg:x1="4.7cm" svg:y1="9.6cm" svg:x2="4.7cm" svg:y2="12.1cm">
          <text:p/>
        </draw:line>
        <draw:custom-shape draw:style-name="gr5" draw:text-style-name="P2" draw:layer="layout" svg:width="0.6cm" svg:height="0.7cm" svg:x="4.9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5.301cm" svg:y="9.259cm">
          <draw:text-box>
            <text:p><text:span text:style-name="T1">LoteCompra</text:span></text:p>
          </draw:text-box>
        </draw:frame>
        <draw:line draw:style-name="gr3" draw:text-style-name="P4" draw:layer="layout" svg:x1="5.2cm" svg:y1="10.101cm" svg:x2="5.2cm" svg:y2="12.1cm">
          <text:p/>
        </draw:line>
        <draw:custom-shape draw:style-name="gr5" draw:text-style-name="P2" draw:layer="layout" svg:width="0.6cm" svg:height="0.7cm" svg:x="5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99cm" svg:height="0.641cm" svg:x="5.801cm" svg:y="9.903cm">
          <draw:text-box>
            <text:p><text:span text:style-name="T1">NFacturaCompra</text:span></text:p>
          </draw:text-box>
        </draw:frame>
        <draw:line draw:style-name="gr3" draw:text-style-name="P4" draw:layer="layout" svg:x1="5.7cm" svg:y1="10.601cm" svg:x2="5.7cm" svg:y2="12.1cm">
          <text:p/>
        </draw:line>
        <draw:custom-shape draw:style-name="gr5" draw:text-style-name="P2" draw:layer="layout" svg:width="0.6cm" svg:height="0.7cm" svg:x="5.8cm" svg:y="1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201cm" svg:y="10.503cm">
          <draw:text-box>
            <text:p><text:span text:style-name="T1">Higiene</text:span></text:p>
          </draw:text-box>
        </draw:frame>
        <draw:line draw:style-name="gr3" draw:text-style-name="P4" draw:layer="layout" svg:x1="6.1cm" svg:y1="11.201cm" svg:x2="6.1cm" svg:y2="12.1cm">
          <text:p/>
        </draw:line>
        <draw:custom-shape draw:style-name="gr5" draw:text-style-name="P2" draw:layer="layout" svg:width="0.6cm" svg:height="0.7cm" svg:x="3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3.901cm" svg:y="16.959cm">
          <draw:text-box>
            <text:p><text:span text:style-name="T1">Carolep</text:span></text:p>
          </draw:text-box>
        </draw:frame>
        <draw:line draw:style-name="gr3" draw:text-style-name="P4" draw:layer="layout" svg:x1="3.8cm" svg:y1="12.1cm" svg:x2="3.8cm" svg:y2="8.4cm">
          <text:p/>
        </draw:line>
        <draw:line draw:style-name="gr6" draw:text-style-name="P4" draw:layer="layout" svg:x1="4.3cm" svg:y1="13.1cm" svg:x2="4.3cm" svg:y2="16.2cm">
          <text:p/>
        </draw:line>
        <draw:line draw:style-name="gr3" draw:text-style-name="P4" draw:layer="layout" svg:x1="4.7cm" svg:y1="13.1cm" svg:x2="4.7cm" svg:y2="15.6cm">
          <text:p/>
        </draw:line>
        <draw:line draw:style-name="gr3" draw:text-style-name="P4" draw:layer="layout" svg:x1="5.3cm" svg:y1="13.1cm" svg:x2="5.3cm" svg:y2="15.099cm">
          <text:p/>
        </draw:line>
        <draw:line draw:style-name="gr3" draw:text-style-name="P4" draw:layer="layout" svg:x1="5.8cm" svg:y1="13.101cm" svg:x2="5.8cm" svg:y2="14.6cm">
          <text:p/>
        </draw:line>
        <draw:line draw:style-name="gr3" draw:text-style-name="P4" draw:layer="layout" svg:x1="6.2cm" svg:y1="13.101cm" svg:x2="6.2cm" svg:y2="14cm">
          <text:p/>
        </draw:line>
        <draw:custom-shape draw:style-name="gr5" draw:text-style-name="P2" draw:layer="layout" svg:width="0.6cm" svg:height="0.7cm" svg:x="4.0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4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4.501cm" svg:y="16.3cm">
          <draw:text-box>
            <text:p><text:span text:style-name="T1">Precio</text:span></text:p>
          </draw:text-box>
        </draw:frame>
        <draw:frame draw:style-name="gr4" draw:text-style-name="P5" draw:layer="layout" svg:width="2.799cm" svg:height="0.641cm" svg:x="4.802cm" svg:y="15.76cm">
          <draw:text-box>
            <text:p><text:span text:style-name="T1">Firma</text:span></text:p>
          </draw:text-box>
        </draw:frame>
        <draw:frame draw:style-name="gr4" draw:text-style-name="P5" draw:layer="layout" svg:width="2.799cm" svg:height="0.641cm" svg:x="5.402cm" svg:y="15.26cm">
          <draw:text-box>
            <text:p><text:span text:style-name="T1">Observaciones</text:span></text:p>
          </draw:text-box>
        </draw:frame>
        <draw:frame draw:style-name="gr4" draw:text-style-name="P5" draw:layer="layout" svg:width="2.799cm" svg:height="0.641cm" svg:x="6.002cm" svg:y="14.76cm">
          <draw:text-box>
            <text:p><text:span text:style-name="T1">Transporte</text:span></text:p>
          </draw:text-box>
        </draw:frame>
        <draw:frame draw:style-name="gr4" draw:text-style-name="P5" draw:layer="layout" svg:width="2.799cm" svg:height="0.641cm" svg:x="6.302cm" svg:y="14.06cm">
          <draw:text-box>
            <text:p><text:span text:style-name="T1">Stock</text:span></text:p>
          </draw:text-box>
        </draw:frame>
        <draw:custom-shape draw:style-name="gr14" draw:text-style-name="P2" draw:layer="layout" svg:width="2.8cm" svg:height="1.2cm" svg:x="13.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3.4cm" svg:y="12.1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7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599cm" svg:x="14.201cm" svg:y="8.201cm">
          <draw:text-box>
            <text:p><text:span text:style-name="T1">Producto</text:span></text:p>
          </draw:text-box>
        </draw:frame>
        <draw:line draw:style-name="gr6" draw:text-style-name="P4" draw:layer="layout" svg:x1="14cm" svg:y1="8.9cm" svg:x2="14cm" svg:y2="12cm">
          <text:p/>
        </draw:line>
        <draw:custom-shape draw:style-name="gr5" draw:text-style-name="P2" draw:layer="layout" svg:width="0.6cm" svg:height="0.7cm" svg:x="14.1cm" svg:y="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14.501cm" svg:y="8.701cm">
          <draw:text-box>
            <text:p><text:span text:style-name="T1">Cantidad</text:span></text:p>
          </draw:text-box>
        </draw:frame>
        <draw:line draw:style-name="gr3" draw:text-style-name="P4" draw:layer="layout" svg:x1="14.4cm" svg:y1="9.5cm" svg:x2="14.4cm" svg:y2="12cm">
          <text:p/>
        </draw:line>
        <draw:custom-shape draw:style-name="gr5" draw:text-style-name="P2" draw:layer="layout" svg:width="0.6cm" svg:height="0.7cm" svg:x="14.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15.001cm" svg:y="9.159cm">
          <draw:text-box>
            <text:p><text:span text:style-name="T1">LoteCompra</text:span></text:p>
          </draw:text-box>
        </draw:frame>
        <draw:line draw:style-name="gr3" draw:text-style-name="P4" draw:layer="layout" svg:x1="14.9cm" svg:y1="10.001cm" svg:x2="14.9cm" svg:y2="12cm">
          <text:p/>
        </draw:line>
        <draw:custom-shape draw:style-name="gr5" draw:text-style-name="P2" draw:layer="layout" svg:width="0.6cm" svg:height="0.7cm" svg:x="15.1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cm" svg:y1="10.501cm" svg:x2="15.4cm" svg:y2="12cm">
          <text:p/>
        </draw:line>
        <draw:custom-shape draw:style-name="gr5" draw:text-style-name="P2" draw:layer="layout" svg:width="0.6cm" svg:height="0.7cm" svg:x="15.5cm" svg:y="1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799cm" svg:height="0.947cm" svg:x="15.901cm" svg:y="10.403cm">
          <draw:text-box>
            <text:p><text:span text:style-name="T1">NumeroFacturaCompra</text:span></text:p>
          </draw:text-box>
        </draw:frame>
        <draw:line draw:style-name="gr3" draw:text-style-name="P4" draw:layer="layout" svg:x1="15.8cm" svg:y1="11.101cm" svg:x2="15.8cm" svg:y2="12cm">
          <text:p/>
        </draw:line>
        <draw:line draw:style-name="gr3" draw:text-style-name="P4" draw:layer="layout" svg:x1="13.5cm" svg:y1="12cm" svg:x2="13.5cm" svg:y2="8.3cm">
          <text:p/>
        </draw:line>
        <draw:custom-shape draw:style-name="gr2" draw:text-style-name="P3" draw:layer="layout" svg:width="0.6cm" svg:height="0.7cm" svg:x="13.2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701cm" svg:y="7.601cm">
          <draw:text-box>
            <text:p><text:span text:style-name="T1">CodigoStock</text:span></text:p>
          </draw:text-box>
        </draw:frame>
        <draw:frame draw:style-name="gr4" draw:text-style-name="P5" draw:layer="layout" svg:width="2.799cm" svg:height="0.641cm" svg:x="15.602cm" svg:y="9.704cm">
          <draw:text-box>
            <text:p><text:span text:style-name="T1">Proveedor</text:span></text:p>
          </draw:text-box>
        </draw:frame>
        <draw:line draw:style-name="gr3" draw:text-style-name="P4" draw:layer="layout" svg:x1="13.7cm" svg:y1="13.202cm" svg:x2="13.7cm" svg:y2="14.701cm">
          <text:p/>
        </draw:line>
        <draw:line draw:style-name="gr3" draw:text-style-name="P4" draw:layer="layout" svg:x1="15.1cm" svg:y1="13.202cm" svg:x2="15.1cm" svg:y2="14.101cm">
          <text:p/>
        </draw:line>
        <draw:custom-shape draw:style-name="gr5" draw:text-style-name="P2" draw:layer="layout" svg:width="0.6cm" svg:height="0.7cm" svg:x="13.40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4.8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2cm" svg:y="14.561cm">
          <draw:text-box>
            <text:p><text:span text:style-name="T1">Stock</text:span></text:p>
          </draw:text-box>
        </draw:frame>
        <draw:frame draw:style-name="gr4" draw:text-style-name="P5" draw:layer="layout" svg:width="2.799cm" svg:height="0.641cm" svg:x="13.803cm" svg:y="14.762cm">
          <draw:text-box>
            <text:p><text:span text:style-name="T1">Precio</text:span></text:p>
          </draw:text-box>
        </draw:frame>
        <draw:line draw:style-name="gr3" draw:text-style-name="P4" draw:layer="layout" svg:x1="16.1cm" svg:y1="13.202cm" svg:x2="16.1cm" svg:y2="13.8cm">
          <text:p/>
        </draw:line>
        <draw:custom-shape draw:style-name="gr5" draw:text-style-name="P2" draw:layer="layout" svg:width="0.6cm" svg:height="0.7cm" svg:x="15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201cm" svg:y="13.859cm">
          <draw:text-box>
            <text:p><text:span text:style-name="T1">Usado</text:span></text:p>
          </draw:text-box>
        </draw:frame>
      </draw:page>
      <draw:page draw:name="page3" draw:style-name="dp1" draw:master-page-name="Predeterminado">
        <draw:custom-shape draw:style-name="gr1" draw:text-style-name="P2" draw:layer="layout" svg:width="2.6cm" svg:height="1cm" svg:x="5.2cm" svg:y="5.8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NumeroFactura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Fecha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6.201cm" svg:y="2.501cm">
          <draw:text-box>
            <text:p><text:span text:style-name="T1">Hora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6.701cm" svg:y="2.959cm">
          <draw:text-box>
            <text:p><text:span text:style-name="T1">Base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Iva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ImporteIv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FechaCobro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ImporteDesPP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1cm" svg:y="7.759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5.7cm">
          <draw:text-box>
            <text:p><text:span text:style-name="T1">FormaPago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6.8cm" svg:x2="4.2cm" svg:y2="6.8cm">
          <text:p/>
        </draw:line>
        <draw:frame draw:style-name="gr4" draw:text-style-name="P5" draw:layer="layout" svg:width="2.799cm" svg:height="0.641cm" svg:x="1.302cm" svg:y="6.5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5.8cm" svg:x2="4.1cm" svg:y2="4.9cm">
          <text:p/>
        </draw:line>
        <draw:line draw:style-name="gr3" draw:text-style-name="P4" draw:layer="layout" svg:x1="5.2cm" svg:y1="6.8cm" svg:x2="4.2cm" svg:y2="7.9cm">
          <text:p/>
        </draw:line>
        <draw:frame draw:style-name="gr4" draw:text-style-name="P5" draw:layer="layout" svg:width="2.799cm" svg:height="0.641cm" svg:x="1.303cm" svg:y="7.802cm">
          <draw:text-box>
            <text:p><text:span text:style-name="T1">Contabilizada</text:span></text:p>
          </draw:text-box>
        </draw:frame>
        <draw:frame draw:style-name="gr4" draw:text-style-name="P5" draw:layer="layout" svg:width="2.799cm" svg:height="0.641cm" svg:x="1.303cm" svg:y="4.402cm">
          <draw:text-box>
            <text:p><text:span text:style-name="T1">Cobrada</text:span></text:p>
          </draw:text-box>
        </draw:frame>
        <draw:custom-shape draw:style-name="gr14" draw:text-style-name="P2" draw:layer="layout" svg:width="2.8cm" svg:height="1.2cm" svg:x="13.4cm" svg:y="5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6.097cm">
          <text:p text:style-name="P1"><text:span text:style-name="T5">Factura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599cm" svg:x="14.301cm" svg:y="2.198cm">
          <draw:text-box>
            <text:p><text:span text:style-name="T1">Linea</text:span></text:p>
          </draw:text-box>
        </draw:frame>
        <draw:line draw:style-name="gr6" draw:text-style-name="P4" draw:layer="layout" svg:x1="14.1cm" svg:y1="2.897cm" svg:x2="14.1cm" svg:y2="5.997cm">
          <text:p/>
        </draw:line>
        <draw:custom-shape draw:style-name="gr5" draw:text-style-name="P2" draw:layer="layout" svg:width="0.6cm" svg:height="0.7cm" svg:x="14.2cm" svg:y="2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14.601cm" svg:y="2.698cm">
          <draw:text-box>
            <text:p><text:span text:style-name="T1">Precio</text:span></text:p>
          </draw:text-box>
        </draw:frame>
        <draw:line draw:style-name="gr3" draw:text-style-name="P4" draw:layer="layout" svg:x1="14.5cm" svg:y1="3.497cm" svg:x2="14.5cm" svg:y2="5.997cm">
          <text:p/>
        </draw:line>
        <draw:custom-shape draw:style-name="gr5" draw:text-style-name="P2" draw:layer="layout" svg:width="0.6cm" svg:height="0.7cm" svg:x="14.7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15.101cm" svg:y="3.156cm">
          <draw:text-box>
            <text:p><text:span text:style-name="T1">Peso</text:span></text:p>
          </draw:text-box>
        </draw:frame>
        <draw:line draw:style-name="gr3" draw:text-style-name="P4" draw:layer="layout" svg:x1="15cm" svg:y1="3.998cm" svg:x2="15cm" svg:y2="5.997cm">
          <text:p/>
        </draw:line>
        <draw:custom-shape draw:style-name="gr5" draw:text-style-name="P2" draw:layer="layout" svg:width="0.6cm" svg:height="0.7cm" svg:x="15.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4.498cm" svg:x2="15.5cm" svg:y2="5.997cm">
          <text:p/>
        </draw:line>
        <draw:line draw:style-name="gr3" draw:text-style-name="P4" draw:layer="layout" svg:x1="13.6cm" svg:y1="5.997cm" svg:x2="13.6cm" svg:y2="2.297cm">
          <text:p/>
        </draw:line>
        <draw:custom-shape draw:style-name="gr17" draw:text-style-name="P16" draw:layer="layout" svg:width="0.6cm" svg:height="0.7cm" svg:x="13.3cm" svg:y="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.598cm">
          <draw:text-box>
            <text:p><text:span text:style-name="T1">NumeroFactura</text:span></text:p>
          </draw:text-box>
        </draw:frame>
        <draw:frame draw:style-name="gr4" draw:text-style-name="P5" draw:layer="layout" svg:width="2.799cm" svg:height="0.641cm" svg:x="15.702cm" svg:y="3.701cm">
          <draw:text-box>
            <text:p><text:span text:style-name="T1">Importe</text:span></text:p>
          </draw:text-box>
        </draw:frame>
        <draw:custom-shape draw:style-name="gr1" draw:text-style-name="P2" draw:layer="layout" svg:width="2.6cm" svg:height="1cm" svg:x="5.2cm" svg:y="17.6cm">
          <text:p text:style-name="P1">Albar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22.3cm" svg:x2="5.2cm" svg:y2="18.6cm">
          <text:p/>
        </draw:line>
        <draw:frame draw:style-name="gr4" draw:text-style-name="P5" draw:layer="layout" svg:width="2.799cm" svg:height="0.641cm" svg:x="5.401cm" svg:y="13.2cm">
          <draw:text-box>
            <text:p><text:span text:style-name="T1">NumeroAlbaran</text:span></text:p>
          </draw:text-box>
        </draw:frame>
        <draw:custom-shape draw:style-name="gr5" draw:text-style-name="P2" draw:layer="layout" svg:width="0.6cm" svg:height="0.7cm" svg:x="5.4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3.801cm">
          <draw:text-box>
            <text:p><text:span text:style-name="T1">Fecha</text:span></text:p>
          </draw:text-box>
        </draw:frame>
        <draw:line draw:style-name="gr6" draw:text-style-name="P4" draw:layer="layout" svg:x1="5.7cm" svg:y1="14.5cm" svg:x2="5.7cm" svg:y2="17.6cm">
          <text:p/>
        </draw:line>
        <draw:custom-shape draw:style-name="gr5" draw:text-style-name="P2" draw:layer="layout" svg:width="0.6cm" svg:height="0.7cm" svg:x="5.8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6.201cm" svg:y="14.301cm">
          <draw:text-box>
            <text:p><text:span text:style-name="T1">Hora</text:span></text:p>
          </draw:text-box>
        </draw:frame>
        <draw:line draw:style-name="gr3" draw:text-style-name="P4" draw:layer="layout" svg:x1="6.1cm" svg:y1="15.1cm" svg:x2="6.1cm" svg:y2="17.6cm">
          <text:p/>
        </draw:line>
        <draw:custom-shape draw:style-name="gr5" draw:text-style-name="P2" draw:layer="layout" svg:width="0.6cm" svg:height="0.7cm" svg:x="6.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6.701cm" svg:y="14.759cm">
          <draw:text-box>
            <text:p><text:span text:style-name="T1">Base</text:span></text:p>
          </draw:text-box>
        </draw:frame>
        <draw:line draw:style-name="gr3" draw:text-style-name="P4" draw:layer="layout" svg:x1="6.6cm" svg:y1="15.601cm" svg:x2="6.6cm" svg:y2="17.6cm">
          <text:p/>
        </draw:line>
        <draw:custom-shape draw:style-name="gr5" draw:text-style-name="P2" draw:layer="layout" svg:width="0.6cm" svg:height="0.7cm" svg:x="6.8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15.403cm">
          <draw:text-box>
            <text:p><text:span text:style-name="T1">Iva</text:span></text:p>
          </draw:text-box>
        </draw:frame>
        <draw:line draw:style-name="gr3" draw:text-style-name="P4" draw:layer="layout" svg:x1="7.1cm" svg:y1="16.101cm" svg:x2="7.1cm" svg:y2="17.6cm">
          <text:p/>
        </draw:line>
        <draw:custom-shape draw:style-name="gr5" draw:text-style-name="P2" draw:layer="layout" svg:width="0.6cm" svg:height="0.7cm" svg:x="7.2cm" svg:y="1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16.003cm">
          <draw:text-box>
            <text:p><text:span text:style-name="T1">ImporteIva</text:span></text:p>
          </draw:text-box>
        </draw:frame>
        <draw:line draw:style-name="gr3" draw:text-style-name="P4" draw:layer="layout" svg:x1="7.5cm" svg:y1="16.701cm" svg:x2="7.5cm" svg:y2="17.6cm">
          <text:p/>
        </draw:line>
        <draw:custom-shape draw:style-name="gr5" draw:text-style-name="P2" draw:layer="layout" svg:width="0.6cm" svg:height="0.7cm" svg:x="7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16.604cm">
          <draw:text-box>
            <text:p><text:span text:style-name="T1">FechaCobro</text:span></text:p>
          </draw:text-box>
        </draw:frame>
        <draw:line draw:style-name="gr3" draw:text-style-name="P4" draw:layer="layout" svg:x1="8cm" svg:y1="17.3cm" svg:x2="7.7cm" svg:y2="17.6cm">
          <text:p/>
        </draw:line>
        <draw:custom-shape draw:style-name="gr5" draw:text-style-name="P2" draw:layer="layout" svg:width="0.6cm" svg:height="0.7cm" svg:x="4.9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22.459cm">
          <draw:text-box>
            <text:p><text:span text:style-name="T1">ImporteDesPP</text:span></text:p>
          </draw:text-box>
        </draw:frame>
        <draw:line draw:style-name="gr3" draw:text-style-name="P4" draw:layer="layout" svg:x1="5.2cm" svg:y1="17.6cm" svg:x2="5.2cm" svg:y2="13.9cm">
          <text:p/>
        </draw:line>
        <draw:line draw:style-name="gr6" draw:text-style-name="P4" draw:layer="layout" svg:x1="5.7cm" svg:y1="18.6cm" svg:x2="5.7cm" svg:y2="21.7cm">
          <text:p/>
        </draw:line>
        <draw:line draw:style-name="gr3" draw:text-style-name="P4" draw:layer="layout" svg:x1="6.1cm" svg:y1="18.6cm" svg:x2="6.1cm" svg:y2="21.1cm">
          <text:p/>
        </draw:line>
        <draw:line draw:style-name="gr3" draw:text-style-name="P4" draw:layer="layout" svg:x1="6.7cm" svg:y1="18.6cm" svg:x2="6.7cm" svg:y2="20.599cm">
          <text:p/>
        </draw:line>
        <draw:line draw:style-name="gr3" draw:text-style-name="P4" draw:layer="layout" svg:x1="7.2cm" svg:y1="18.601cm" svg:x2="7.2cm" svg:y2="20.1cm">
          <text:p/>
        </draw:line>
        <draw:line draw:style-name="gr3" draw:text-style-name="P4" draw:layer="layout" svg:x1="7.6cm" svg:y1="18.601cm" svg:x2="7.6cm" svg:y2="19.5cm">
          <text:p/>
        </draw:line>
        <draw:custom-shape draw:style-name="gr5" draw:text-style-name="P2" draw:layer="layout" svg:width="0.6cm" svg:height="0.7cm" svg:x="5.401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1.8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21.2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20.7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20.2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2cm" svg:y="19.5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17.5cm">
          <draw:text-box>
            <text:p><text:span text:style-name="T1">FormaPago</text:span></text:p>
          </draw:text-box>
        </draw:frame>
        <draw:line draw:style-name="gr3" draw:text-style-name="P4" draw:layer="layout" svg:x1="5.2cm" svg:y1="17.8cm" svg:x2="4.2cm" svg:y2="17.8cm">
          <text:p/>
        </draw:line>
        <draw:custom-shape draw:style-name="gr5" draw:text-style-name="P2" draw:layer="layout" svg:width="0.6cm" svg:height="0.7cm" svg:x="3.6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8.6cm" svg:x2="4.2cm" svg:y2="18.6cm">
          <text:p/>
        </draw:line>
        <draw:frame draw:style-name="gr4" draw:text-style-name="P5" draw:layer="layout" svg:width="2.799cm" svg:height="0.641cm" svg:x="1.302cm" svg:y="18.3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7.6cm" svg:x2="4.1cm" svg:y2="16.7cm">
          <text:p/>
        </draw:line>
        <draw:line draw:style-name="gr3" draw:text-style-name="P4" draw:layer="layout" svg:x1="5.2cm" svg:y1="18.6cm" svg:x2="4.2cm" svg:y2="19.7cm">
          <text:p/>
        </draw:line>
        <draw:frame draw:style-name="gr4" draw:text-style-name="P5" draw:layer="layout" svg:width="2.799cm" svg:height="0.641cm" svg:x="1.303cm" svg:y="19.602cm">
          <draw:text-box>
            <text:p><text:span text:style-name="T1">Facturada</text:span></text:p>
          </draw:text-box>
        </draw:frame>
        <draw:frame draw:style-name="gr4" draw:text-style-name="P5" draw:layer="layout" svg:width="2.799cm" svg:height="0.641cm" svg:x="1.303cm" svg:y="16.202cm">
          <draw:text-box>
            <text:p><text:span text:style-name="T1">Pagado</text:span></text:p>
          </draw:text-box>
        </draw:frame>
        <draw:custom-shape draw:style-name="gr14" draw:text-style-name="P2" draw:layer="layout" svg:width="2.8cm" svg:height="1.2cm" svg:x="13.4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17.897cm">
          <text:p text:style-name="P1"><text:span text:style-name="T5">Albaran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1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599cm" svg:x="14.301cm" svg:y="13.998cm">
          <draw:text-box>
            <text:p><text:span text:style-name="T1">Linea</text:span></text:p>
          </draw:text-box>
        </draw:frame>
        <draw:line draw:style-name="gr6" draw:text-style-name="P4" draw:layer="layout" svg:x1="14.1cm" svg:y1="14.697cm" svg:x2="14.1cm" svg:y2="17.797cm">
          <text:p/>
        </draw:line>
        <draw:custom-shape draw:style-name="gr5" draw:text-style-name="P2" draw:layer="layout" svg:width="0.6cm" svg:height="0.7cm" svg:x="14.2cm" svg:y="1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14.601cm" svg:y="14.498cm">
          <draw:text-box>
            <text:p><text:span text:style-name="T1">Precio</text:span></text:p>
          </draw:text-box>
        </draw:frame>
        <draw:line draw:style-name="gr3" draw:text-style-name="P4" draw:layer="layout" svg:x1="14.5cm" svg:y1="15.297cm" svg:x2="14.5cm" svg:y2="17.797cm">
          <text:p/>
        </draw:line>
        <draw:custom-shape draw:style-name="gr5" draw:text-style-name="P2" draw:layer="layout" svg:width="0.6cm" svg:height="0.7cm" svg:x="14.7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15.101cm" svg:y="14.956cm">
          <draw:text-box>
            <text:p><text:span text:style-name="T1">Peso</text:span></text:p>
          </draw:text-box>
        </draw:frame>
        <draw:line draw:style-name="gr3" draw:text-style-name="P4" draw:layer="layout" svg:x1="15cm" svg:y1="15.798cm" svg:x2="15cm" svg:y2="17.797cm">
          <text:p/>
        </draw:line>
        <draw:custom-shape draw:style-name="gr5" draw:text-style-name="P2" draw:layer="layout" svg:width="0.6cm" svg:height="0.7cm" svg:x="15.2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16.298cm" svg:x2="15.5cm" svg:y2="17.797cm">
          <text:p/>
        </draw:line>
        <draw:line draw:style-name="gr3" draw:text-style-name="P4" draw:layer="layout" svg:x1="13.6cm" svg:y1="17.797cm" svg:x2="13.6cm" svg:y2="14.097cm">
          <text:p/>
        </draw:line>
        <draw:custom-shape draw:style-name="gr17" draw:text-style-name="P16" draw:layer="layout" svg:width="0.6cm" svg:height="0.7cm" svg:x="13.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3.398cm">
          <draw:text-box>
            <text:p><text:span text:style-name="T1">NumeroAlbaran</text:span></text:p>
          </draw:text-box>
        </draw:frame>
        <draw:frame draw:style-name="gr4" draw:text-style-name="P5" draw:layer="layout" svg:width="2.799cm" svg:height="0.641cm" svg:x="15.702cm" svg:y="15.501cm">
          <draw:text-box>
            <text:p><text:span text:style-name="T1">Importe</text:span></text:p>
          </draw:text-box>
        </draw:frame>
      </draw:page>
      <draw:page draw:name="page4" draw:style-name="dp1" draw:master-page-name="Predeterminado">
        <draw:custom-shape draw:style-name="gr1" draw:text-style-name="P2" draw:layer="layout" svg:width="2.6cm" svg:height="1cm" svg:x="5.2cm" svg:y="6.4cm">
          <text:p text:style-name="P1">Lo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4.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401cm" svg:y="2cm">
          <draw:text-box>
            <text:p><text:span text:style-name="T1">CodigoLote</text:span></text:p>
          </draw:text-box>
        </draw:frame>
        <draw:custom-shape draw:style-name="gr5" draw:text-style-name="P2" draw:layer="layout" svg:width="0.6cm" svg:height="0.7cm" svg:x="5.4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601cm">
          <draw:text-box>
            <text:p><text:span text:style-name="T1">Fecha</text:span></text:p>
          </draw:text-box>
        </draw:frame>
        <draw:line draw:style-name="gr6" draw:text-style-name="P4" draw:layer="layout" svg:x1="5.7cm" svg:y1="3.3cm" svg:x2="5.7cm" svg:y2="6.4cm">
          <text:p/>
        </draw:line>
        <draw:custom-shape draw:style-name="gr5" draw:text-style-name="P2" draw:layer="layout" svg:width="0.6cm" svg:height="0.7cm" svg:x="5.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6.201cm" svg:y="3.101cm">
          <draw:text-box>
            <text:p><text:span text:style-name="T1">Cantidad</text:span></text:p>
          </draw:text-box>
        </draw:frame>
        <draw:line draw:style-name="gr3" draw:text-style-name="P4" draw:layer="layout" svg:x1="6.1cm" svg:y1="3.9cm" svg:x2="6.1cm" svg:y2="6.4cm">
          <text:p/>
        </draw:line>
        <draw:custom-shape draw:style-name="gr5" draw:text-style-name="P2" draw:layer="layout" svg:width="0.6cm" svg:height="0.7cm" svg:x="6.3cm" svg:y="3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599cm" svg:x="6.701cm" svg:y="3.559cm">
          <draw:text-box>
            <text:p><text:span text:style-name="T1">Coste</text:span></text:p>
          </draw:text-box>
        </draw:frame>
        <draw:line draw:style-name="gr3" draw:text-style-name="P4" draw:layer="layout" svg:x1="6.6cm" svg:y1="4.401cm" svg:x2="6.6cm" svg:y2="6.4cm">
          <text:p/>
        </draw:line>
        <draw:custom-shape draw:style-name="gr5" draw:text-style-name="P2" draw:layer="layout" svg:width="0.6cm" svg:height="0.7cm" svg:x="6.8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301cm" svg:y="4.103cm">
          <draw:text-box>
            <text:p><text:span text:style-name="T1">CantidadBruta</text:span></text:p>
          </draw:text-box>
        </draw:frame>
        <draw:line draw:style-name="gr3" draw:text-style-name="P4" draw:layer="layout" svg:x1="7.1cm" svg:y1="4.901cm" svg:x2="7.1cm" svg:y2="6.4cm">
          <text:p/>
        </draw:line>
        <draw:custom-shape draw:style-name="gr5" draw:text-style-name="P2" draw:layer="layout" svg:width="0.6cm" svg:height="0.7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002cm" svg:y="5.104cm">
          <draw:text-box>
            <text:p><text:span text:style-name="T1">Merma</text:span></text:p>
          </draw:text-box>
        </draw:frame>
        <draw:line draw:style-name="gr3" draw:text-style-name="P4" draw:layer="layout" svg:x1="7.7cm" svg:y1="5.8cm" svg:x2="7.7cm" svg:y2="6.4cm">
          <text:p/>
        </draw:line>
        <draw:line draw:style-name="gr3" draw:text-style-name="P4" draw:layer="layout" svg:x1="5.2cm" svg:y1="6.4cm" svg:x2="5.2cm" svg:y2="2.7cm">
          <text:p/>
        </draw:line>
        <draw:line draw:style-name="gr3" draw:text-style-name="P4" draw:layer="layout" svg:x1="6.3cm" svg:y1="7.4cm" svg:x2="6.3cm" svg:y2="9.399cm">
          <text:p/>
        </draw:line>
        <draw:line draw:style-name="gr3" draw:text-style-name="P4" draw:layer="layout" svg:x1="7cm" svg:y1="7.401cm" svg:x2="7cm" svg:y2="8.9cm">
          <text:p/>
        </draw:line>
        <draw:line draw:style-name="gr3" draw:text-style-name="P4" draw:layer="layout" svg:x1="7.6cm" svg:y1="7.401cm" svg:x2="7.6cm" svg:y2="8.3cm">
          <text:p/>
        </draw:line>
        <draw:custom-shape draw:style-name="gr5" draw:text-style-name="P2" draw:layer="layout" svg:width="0.6cm" svg:height="0.7cm" svg:x="6.7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102cm" svg:y="9.06cm">
          <draw:text-box>
            <text:p><text:span text:style-name="T1">Tiempo1</text:span></text:p>
          </draw:text-box>
        </draw:frame>
        <draw:frame draw:style-name="gr4" draw:text-style-name="P5" draw:layer="layout" svg:width="2.799cm" svg:height="0.641cm" svg:x="7.702cm" svg:y="8.36cm">
          <draw:text-box>
            <text:p><text:span text:style-name="T1">Temperatura1</text:span></text:p>
          </draw:text-box>
        </draw:frame>
        <draw:custom-shape draw:style-name="gr5" draw:text-style-name="P2" draw:layer="layout" svg:width="0.6cm" svg:height="0.7cm" svg:x="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cm" svg:y1="7.4cm" svg:x2="5.7cm" svg:y2="10.3cm">
          <text:p/>
        </draw:line>
        <draw:custom-shape draw:style-name="gr14" draw:text-style-name="P2" draw:layer="layout" svg:width="2.8cm" svg:height="1.2cm" svg:x="13.4cm" svg:y="6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6cm" svg:height="1cm" svg:x="13.5cm" svg:y="6.697cm">
          <text:p text:style-name="P1"><text:span text:style-name="T8">DetalleLo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599cm" svg:x="14.401cm" svg:y="2.701cm">
          <draw:text-box>
            <text:p><text:span text:style-name="T1">Linea</text:span></text:p>
          </draw:text-box>
        </draw:frame>
        <draw:line draw:style-name="gr6" draw:text-style-name="P4" draw:layer="layout" svg:x1="14.1cm" svg:y1="3.497cm" svg:x2="14.1cm" svg:y2="6.597cm">
          <text:p/>
        </draw:line>
        <draw:custom-shape draw:style-name="gr5" draw:text-style-name="P2" draw:layer="layout" svg:width="0.6cm" svg:height="0.7cm" svg:x="14.2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599cm" svg:x="16.2cm" svg:y="9.001cm">
          <draw:text-box>
            <text:p><text:span text:style-name="T1">Proveedor</text:span></text:p>
          </draw:text-box>
        </draw:frame>
        <draw:line draw:style-name="gr3" draw:text-style-name="P4" draw:layer="layout" svg:x1="14.5cm" svg:y1="4.097cm" svg:x2="14.5cm" svg:y2="6.597cm">
          <text:p/>
        </draw:line>
        <draw:custom-shape draw:style-name="gr5" draw:text-style-name="P2" draw:layer="layout" svg:width="0.6cm" svg:height="0.7cm" svg:x="14.7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cm" svg:y1="4.598cm" svg:x2="15cm" svg:y2="6.597cm">
          <text:p/>
        </draw:line>
        <draw:custom-shape draw:style-name="gr5" draw:text-style-name="P2" draw:layer="layout" svg:width="0.6cm" svg:height="0.7cm" svg:x="15.2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5.098cm" svg:x2="15.5cm" svg:y2="6.597cm">
          <text:p/>
        </draw:line>
        <draw:line draw:style-name="gr3" draw:text-style-name="P4" draw:layer="layout" svg:x1="13.6cm" svg:y1="6.597cm" svg:x2="13.6cm" svg:y2="2.897cm">
          <text:p/>
        </draw:line>
        <draw:custom-shape draw:style-name="gr17" draw:text-style-name="P16" draw:layer="layout" svg:width="0.6cm" svg:height="0.7cm" svg:x="13.3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2.198cm">
          <draw:text-box>
            <text:p><text:span text:style-name="T1">CodigoLote</text:span></text:p>
          </draw:text-box>
        </draw:frame>
        <draw:frame draw:style-name="gr18" draw:text-style-name="P5" draw:layer="layout" svg:width="3.398cm" svg:height="0.699cm" svg:x="15.702cm" svg:y="4.301cm">
          <draw:text-box>
            <text:p><text:span text:style-name="T1">NumeroLoteCompra</text:span></text:p>
          </draw:text-box>
        </draw:frame>
        <draw:custom-shape draw:style-name="gr5" draw:text-style-name="P2" draw:layer="layout" svg:width="0.6cm" svg:height="0.7cm" svg:x="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803cm" svg:y="10.361cm">
          <draw:text-box>
            <text:p><text:span text:style-name="T1">Tiempo2</text:span></text:p>
          </draw:text-box>
        </draw:frame>
        <draw:frame draw:style-name="gr4" draw:text-style-name="P5" draw:layer="layout" svg:width="2.799cm" svg:height="0.641cm" svg:x="6.403cm" svg:y="9.661cm">
          <draw:text-box>
            <text:p><text:span text:style-name="T1">Temperatura2</text:span></text:p>
          </draw:text-box>
        </draw:frame>
        <draw:frame draw:style-name="gr7" draw:text-style-name="P5" draw:layer="layout" svg:width="2.799cm" svg:height="0.599cm" svg:x="14.601cm" svg:y="3.301cm">
          <draw:text-box>
            <text:p><text:span text:style-name="T1">Cantidad</text:span></text:p>
          </draw:text-box>
        </draw:frame>
        <draw:frame draw:style-name="gr7" draw:text-style-name="P5" draw:layer="layout" svg:width="2.299cm" svg:height="0.599cm" svg:x="15.101cm" svg:y="3.801cm">
          <draw:text-box>
            <text:p><text:span text:style-name="T1">Coste</text:span></text:p>
          </draw:text-box>
        </draw:frame>
        <draw:line draw:style-name="gr3" draw:text-style-name="P4" draw:layer="layout" svg:x1="13.6cm" svg:y1="7.797cm" svg:x2="13.6cm" svg:y2="10.297cm">
          <text:p/>
        </draw:line>
        <draw:line draw:style-name="gr3" draw:text-style-name="P4" draw:layer="layout" svg:x1="15.8cm" svg:y1="7.798cm" svg:x2="15.8cm" svg:y2="9cm">
          <text:p/>
        </draw:line>
        <draw:custom-shape draw:style-name="gr5" draw:text-style-name="P2" draw:layer="layout" svg:width="0.6cm" svg:height="0.7cm" svg:x="13.301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5.501cm" svg:y="8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501cm" svg:y1="7.798cm" svg:x2="14.5cm" svg:y2="9.6cm">
          <text:p/>
        </draw:line>
        <draw:custom-shape draw:style-name="gr5" draw:text-style-name="P2" draw:layer="layout" svg:width="0.6cm" svg:height="0.7cm" svg:x="14.202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199cm" svg:height="0.599cm" svg:x="14.001cm" svg:y="10.401cm">
          <draw:text-box>
            <text:p><text:span text:style-name="T1">FechaFacturaCompra</text:span></text:p>
          </draw:text-box>
        </draw:frame>
        <draw:frame draw:style-name="gr7" draw:text-style-name="P5" draw:layer="layout" svg:width="3.3cm" svg:height="0.599cm" svg:x="14.8cm" svg:y="9.601cm">
          <draw:text-box>
            <text:p><text:span text:style-name="T1">NFacturaCompra</text:span></text:p>
          </draw:text-box>
        </draw:frame>
        <draw:custom-shape draw:style-name="gr14" draw:text-style-name="P2" draw:layer="layout" svg:width="2.8cm" svg:height="1.2cm" svg:x="4.8cm" svg:y="16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6cm" svg:height="1cm" svg:x="4.9cm" svg:y="16.197cm">
          <text:p text:style-name="P1"><text:span text:style-name="T7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cm" svg:y="1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cm" svg:y1="14.3cm" svg:x2="6.1cm" svg:y2="16.1cm">
          <text:p/>
        </draw:line>
        <draw:line draw:style-name="gr3" draw:text-style-name="P4" draw:layer="layout" svg:x1="5.2cm" svg:y1="16.1cm" svg:x2="5.2cm" svg:y2="13.5cm">
          <text:p/>
        </draw:line>
        <draw:custom-shape draw:style-name="gr5" draw:text-style-name="P2" draw:layer="layout" svg:width="0.6cm" svg:height="0.7cm" svg:x="6.801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1cm" svg:y1="14.9cm" svg:x2="7.101cm" svg:y2="16.1cm">
          <text:p/>
        </draw:line>
        <draw:frame draw:style-name="gr4" draw:text-style-name="P5" draw:layer="layout" svg:width="2.799cm" svg:height="0.641cm" svg:x="5.404cm" svg:y="12.762cm">
          <draw:text-box>
            <text:p><text:span text:style-name="T1">Codigo</text:span></text:p>
          </draw:text-box>
        </draw:frame>
        <draw:frame draw:style-name="gr7" draw:text-style-name="P5" draw:layer="layout" svg:width="3.895cm" svg:height="0.599cm" svg:x="7.305cm" svg:y="14.363cm">
          <draw:text-box>
            <text:p><text:span text:style-name="T1">Especificaciones</text:span></text:p>
          </draw:text-box>
        </draw:frame>
        <draw:frame draw:style-name="gr4" draw:text-style-name="P5" draw:layer="layout" svg:width="2.799cm" svg:height="0.641cm" svg:x="6.305cm" svg:y="13.463cm">
          <draw:text-box>
            <text:p><text:span text:style-name="T1">Nombre</text:span></text:p>
          </draw:text-box>
        </draw:frame>
        <draw:custom-shape draw:style-name="gr1" draw:text-style-name="P17" draw:layer="layout" svg:width="2.6cm" svg:height="1cm" svg:x="12.6cm" svg:y="16.3cm">
          <text:p text:style-name="P1"><text:span text:style-name="T9">CuentasContabil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2.501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1cm" svg:y1="14.5cm" svg:x2="12.801cm" svg:y2="16.3cm">
          <text:p/>
        </draw:line>
        <draw:custom-shape draw:style-name="gr5" draw:text-style-name="P2" draw:layer="layout" svg:width="0.598cm" svg:height="0.7cm" svg:x="12.502cm" svg:y="19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2cm" svg:y1="17.3cm" svg:x2="12.802cm" svg:y2="19.1cm">
          <text:p/>
        </draw:line>
        <draw:custom-shape draw:style-name="gr5" draw:text-style-name="P2" draw:layer="layout" svg:width="0.6cm" svg:height="0.7cm" svg:x="13.402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7cm" svg:y1="15cm" svg:x2="13.702cm" svg:y2="16.3cm">
          <text:p/>
        </draw:line>
        <draw:custom-shape draw:style-name="gr5" draw:text-style-name="P2" draw:layer="layout" svg:width="0.6cm" svg:height="0.7cm" svg:x="14.102cm" svg:y="14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5.4cm" svg:x2="14.402cm" svg:y2="16.3cm">
          <text:p/>
        </draw:line>
        <draw:custom-shape draw:style-name="gr5" draw:text-style-name="P2" draw:layer="layout" svg:width="0.6cm" svg:height="0.7cm" svg:x="13.9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202cm" svg:y1="17.3cm" svg:x2="14.2cm" svg:y2="18.2cm">
          <text:p/>
        </draw:line>
        <draw:frame draw:style-name="gr4" draw:text-style-name="P5" draw:layer="layout" svg:width="2.799cm" svg:height="0.641cm" svg:x="13.006cm" svg:y="13.564cm">
          <draw:text-box>
            <text:p><text:span text:style-name="T1">Venta</text:span></text:p>
          </draw:text-box>
        </draw:frame>
        <draw:frame draw:style-name="gr4" draw:text-style-name="P5" draw:layer="layout" svg:width="2.799cm" svg:height="0.641cm" svg:x="13.807cm" svg:y="14.165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14.707cm" svg:y="14.665cm">
          <draw:text-box>
            <text:p><text:span text:style-name="T1">IvaRe</text:span></text:p>
          </draw:text-box>
        </draw:frame>
        <draw:frame draw:style-name="gr4" draw:text-style-name="P5" draw:layer="layout" svg:width="2.799cm" svg:height="0.641cm" svg:x="12.907cm" svg:y="19.165cm">
          <draw:text-box>
            <text:p><text:span text:style-name="T1">Cobro</text:span></text:p>
          </draw:text-box>
        </draw:frame>
        <draw:frame draw:style-name="gr4" draw:text-style-name="P5" draw:layer="layout" svg:width="2.799cm" svg:height="0.641cm" svg:x="14.507cm" svg:y="18.265cm">
          <draw:text-box>
            <text:p><text:span text:style-name="T1">Re</text:span></text:p>
          </draw:text-box>
        </draw:frame>
      </draw:page>
      <draw:page draw:name="page5" draw:style-name="dp1" draw:master-page-name="Predeterminado">
        <draw:custom-shape draw:style-name="gr1" draw:text-style-name="P18" draw:layer="layout" svg:width="2.6cm" svg:height="1cm" svg:x="4cm" svg:y="4.201cm">
          <text:p text:style-name="P1"><text:span text:style-name="T3">Averi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3.901cm" svg:y="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1cm" svg:y1="2.401cm" svg:x2="4.201cm" svg:y2="4.201cm">
          <text:p/>
        </draw:line>
        <draw:custom-shape draw:style-name="gr5" draw:text-style-name="P2" draw:layer="layout" svg:width="0.598cm" svg:height="0.7cm" svg:x="3.902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2cm" svg:y1="5.201cm" svg:x2="4.202cm" svg:y2="7.001cm">
          <text:p/>
        </draw:line>
        <draw:custom-shape draw:style-name="gr5" draw:text-style-name="P2" draw:layer="layout" svg:width="0.6cm" svg:height="0.7cm" svg:x="4.802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2.901cm" svg:x2="5.102cm" svg:y2="4.201cm">
          <text:p/>
        </draw:line>
        <draw:custom-shape draw:style-name="gr5" draw:text-style-name="P2" draw:layer="layout" svg:width="0.6cm" svg:height="0.7cm" svg:x="5.502cm" svg:y="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8cm" svg:y1="3.301cm" svg:x2="5.802cm" svg:y2="4.201cm">
          <text:p/>
        </draw:line>
        <draw:custom-shape draw:style-name="gr5" draw:text-style-name="P2" draw:layer="layout" svg:width="0.6cm" svg:height="0.7cm" svg:x="5.302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602cm" svg:y1="5.201cm" svg:x2="5.6cm" svg:y2="6.101cm">
          <text:p/>
        </draw:line>
        <draw:frame draw:style-name="gr4" draw:text-style-name="P5" draw:layer="layout" svg:width="2.799cm" svg:height="0.641cm" svg:x="4.406cm" svg:y="1.465cm">
          <draw:text-box>
            <text:p><text:span text:style-name="T1">Fecha</text:span></text:p>
          </draw:text-box>
        </draw:frame>
        <draw:frame draw:style-name="gr4" draw:text-style-name="P5" draw:layer="layout" svg:width="2.799cm" svg:height="0.641cm" svg:x="5.207cm" svg:y="2.066cm">
          <draw:text-box>
            <text:p><text:span text:style-name="T1">Hora</text:span></text:p>
          </draw:text-box>
        </draw:frame>
        <draw:frame draw:style-name="gr4" draw:text-style-name="P5" draw:layer="layout" svg:width="2.799cm" svg:height="0.641cm" svg:x="4.307cm" svg:y="7.066cm">
          <draw:text-box>
            <text:p><text:span text:style-name="T1">Cambiado</text:span></text:p>
          </draw:text-box>
        </draw:frame>
        <draw:frame draw:style-name="gr4" draw:text-style-name="P5" draw:layer="layout" svg:width="2.799cm" svg:height="0.641cm" svg:x="6.107cm" svg:y="2.566cm">
          <draw:text-box>
            <text:p><text:span text:style-name="T1">Vendedor</text:span></text:p>
          </draw:text-box>
        </draw:frame>
        <draw:frame draw:style-name="gr4" draw:text-style-name="P5" draw:layer="layout" svg:width="2.799cm" svg:height="0.641cm" svg:x="5.807cm" svg:y="6.166cm">
          <draw:text-box>
            <text:p><text:span text:style-name="T1">Motivo</text:span></text:p>
          </draw:text-box>
        </draw:frame>
        <draw:custom-shape draw:style-name="gr2" draw:text-style-name="P3" draw:layer="layout" svg:width="0.6cm" svg:height="0.7cm" svg:x="7.9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308cm" svg:y="4.267cm">
          <draw:text-box>
            <text:p><text:span text:style-name="T1">CodigoAveria</text:span></text:p>
          </draw:text-box>
        </draw:frame>
        <draw:line draw:style-name="gr3" draw:text-style-name="P4" draw:layer="layout" svg:x1="7.9cm" svg:y1="4.6cm" svg:x2="6.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24:28.112001814</meta:creation-date>
    <dc:date>2017-09-25T09:14:44.574035079</dc:date>
    <meta:editing-duration>PT7H4M21S</meta:editing-duration>
    <meta:editing-cycles>51</meta:editing-cycles>
    <meta:generator>LibreOffice/5.4.1.2$Linux_X86_64 LibreOffice_project/40m0$Build-2</meta:generator>
    <meta:document-statistic meta:object-count="479"/>
  </office:meta>
</office:document-meta>
</file>